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3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4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5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6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7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8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9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10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11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12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13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14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15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T16" style:parent-style-name="Strong" style:family="text">
      <style:text-properties style:font-name="Arial" style:font-name-complex="Arial" fo:color="#000000" fo:font-size="13.5pt" style:font-size-asian="13.5pt" style:font-size-complex="13.5pt" fo:background-color="#FFFFFF"/>
    </style:style>
    <style:style style:name="P17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Lorem ipsum dolor sit amet, consectetuer adipiscing elit. Maecenas porttitor congue massa. Fusce posuere, magna sed pulvinar ultricies, purus lectus malesuada libero, sit amet commodo magna eros quis urna.</text:span></text:p>
      <text:p text:style-name="Normal"><text:span text:style-name="T3">Nunc viverra imperdiet enim. Fusce est. Vivamus a tellus.</text:span></text:p>
      <text:p text:style-name="Normal"><text:span text:style-name="T4">Pellentesque habitant morbi tristique senectus et netus et malesuada fames ac turpis egestas. Proin pharetra nonummy pede. Mauris et orci.</text:span></text:p>
      <text:p text:style-name="Normal"><text:span text:style-name="T5">Aenean nec lorem. In porttitor. Donec laoreet nonummy augue.</text:span></text:p>
      <text:p text:style-name="Normal"><text:span text:style-name="T6">Suspendisse dui purus, scelerisque at, vulputate vitae, pretium mattis, nunc. Mauris eget neque at sem venenatis eleifend. Ut nonummy.</text:span></text:p>
      <text:p text:style-name="Normal"><text:span text:style-name="T7">Lorem ipsum dolor sit amet, consectetuer adipiscing elit. Maecenas porttitor congue massa. Fusce posuere, magna sed pulvinar ultricies, purus lectus malesuada libero, sit amet commodo magna eros quis urna.</text:span></text:p>
      <text:p text:style-name="Normal"><text:span text:style-name="T8">Nunc viverra imperdiet enim. Fusce est. Vivamus a tellus.</text:span></text:p>
      <text:p text:style-name="Normal"><text:span text:style-name="T9">Pellentesque habitant morbi tristique senectus et netus et malesuada fames ac turpis egestas. Proin pharetra nonummy pede. Mauris et orci.</text:span></text:p>
      <text:p text:style-name="Normal"><text:span text:style-name="T10">Aenean nec lorem. In porttitor. Donec laoreet nonummy augue.</text:span></text:p>
      <text:p text:style-name="Normal"><text:span text:style-name="T11">Suspendisse dui purus, scelerisque at, vulputate vitae, pretium mattis, nunc. Mauris eget neque at sem venenatis eleifend. Ut nonummy.</text:span></text:p>
      <text:p text:style-name="Normal"><text:span text:style-name="T12">Lorem ipsum dolor sit amet, consectetuer adipiscing elit. Maecenas porttitor congue massa. Fusce posuere, magna sed pulvinar ultricies, purus lectus malesuada libero, sit amet commodo magna eros quis urna.</text:span></text:p>
      <text:p text:style-name="Normal"><text:span text:style-name="T13">Nunc viverra imperdiet enim. Fusce est. Vivamus a tellus.</text:span></text:p>
      <text:p text:style-name="Normal"><text:span text:style-name="T14">Pellentesque habitant morbi tristique senectus et netus et malesuada fames ac turpis egestas. Proin pharetra nonummy pede. Mauris et orci.</text:span></text:p>
      <text:p text:style-name="Normal"><text:span text:style-name="T15">Aenean nec lorem. In porttitor. Donec laoreet nonummy augue.</text:span></text:p>
      <text:p text:style-name="Normal"><text:span text:style-name="T16">Suspendisse dui purus, scelerisque at, vulputate vitae, pretium mattis, nunc. Mauris eget neque at sem venenatis eleifend. Ut nonummy.</text:span>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984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ksandr Kupriienko</meta:initial-creator>
    <dc:creator>Aleksandr Kupriienko</dc:creator>
    <meta:creation-date>2019-06-10T08:27:00Z</meta:creation-date>
    <dc:date>2019-06-10T08:27:00Z</dc:date>
    <meta:template xlink:href="Normal.dotm" xlink:type="simple"/>
    <meta:editing-cycles>2</meta:editing-cycles>
    <meta:editing-duration>PT0S</meta:editing-duration>
    <meta:document-statistic meta:page-count="1" meta:paragraph-count="3" meta:word-count="1145" meta:character-count="1795" meta:row-count="5" meta:non-whitespace-character-count="653"/>
  </office:meta>
</office:document-meta>
</file>